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left="0cm" fo:margin-right="0cm" fo:margin-top="0.265cm" fo:margin-bottom="0.265cm" style:contextual-spacing="false" style:line-height-at-least="0.476cm" fo:orphans="2" fo:widows="2" fo:text-indent="0cm" style:auto-text-indent="fals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3" style:family="paragraph" style:parent-style-name="Preformatted_20_Text">
      <loext:graphic-properties draw:fill="solid" draw:fill-color="#eeeeee" draw:opacity="100%"/>
      <style:paragraph-properties fo:margin-top="0.265cm" fo:margin-bottom="0.265cm" style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4" style:family="paragraph" style:parent-style-name="Standard">
      <style:text-properties officeooo:rsid="00102b45" officeooo:paragraph-rsid="00102b45"/>
    </style:style>
    <style:style style:name="P5" style:family="paragraph" style:parent-style-name="Standard">
      <style:text-properties officeooo:rsid="00127c57" officeooo:paragraph-rsid="00127c57"/>
    </style:style>
    <style:style style:name="P6" style:family="paragraph" style:parent-style-name="Text_20_body">
      <style:text-properties officeooo:rsid="0013121c" officeooo:paragraph-rsid="0013121c"/>
    </style:style>
    <style:style style:name="P7" style:family="paragraph" style:parent-style-name="Text_20_body">
      <style:text-properties officeooo:rsid="00131c50" officeooo:paragraph-rsid="00131c50"/>
    </style:style>
    <style:style style:name="P8" style:family="paragraph" style:parent-style-name="Text_20_body" style:list-style-name="L2">
      <style:text-properties officeooo:rsid="00131c50" officeooo:paragraph-rsid="00131c50"/>
    </style:style>
    <style:style style:name="P9" style:family="paragraph" style:parent-style-name="Text_20_body" style:list-style-name="L2">
      <style:text-properties officeooo:paragraph-rsid="00131c50"/>
    </style:style>
    <style:style style:name="P10" style:family="paragraph" style:parent-style-name="Text_20_body">
      <style:text-properties officeooo:rsid="001645b9" officeooo:paragraph-rsid="001645b9"/>
    </style:style>
    <style:style style:name="P11" style:family="paragraph" style:parent-style-name="Text_20_body">
      <style:text-properties officeooo:rsid="00174474" officeooo:paragraph-rsid="00174474"/>
    </style:style>
    <style:style style:name="P12" style:family="paragraph" style:parent-style-name="Text_20_body">
      <style:text-properties officeooo:rsid="00174b8a" officeooo:paragraph-rsid="00174b8a"/>
    </style:style>
    <style:style style:name="P13" style:family="paragraph" style:parent-style-name="Text_20_body">
      <style:text-properties officeooo:rsid="0018ed83" officeooo:paragraph-rsid="0018ed83"/>
    </style:style>
    <style:style style:name="P14" style:family="paragraph" style:parent-style-name="Text_20_body">
      <style:text-properties officeooo:rsid="001a8d22" officeooo:paragraph-rsid="001a8d22"/>
    </style:style>
    <style:style style:name="P15" style:family="paragraph" style:parent-style-name="Text_20_body">
      <style:text-properties officeooo:rsid="001d69c7" officeooo:paragraph-rsid="001d69c7"/>
    </style:style>
    <style:style style:name="T1" style:family="text">
      <style:text-properties officeooo:rsid="0013121c"/>
    </style:style>
    <style:style style:name="T2" style:family="text">
      <style:text-properties officeooo:rsid="00131c50"/>
    </style:style>
    <style:style style:name="T3" style:family="text">
      <style:text-properties officeooo:rsid="001a8d22"/>
    </style:style>
    <style:style style:name="T4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oco 2</text:h>
      <text:p text:style-name="P4">Dia 2.1</text:p>
      <text:p text:style-name="P4">Git e GitHub: o que é e para que serve</text:p>
      <text:p text:style-name="P5">VCS: sistema de controle de versão.</text:p>
      <text:p text:style-name="P5">Git != GitHub</text:p>
      <text:p text:style-name="P5">O git é um mecanismo de controle de versão. Cada commit é uma versão. <text:span text:style-name="T1">Git é o mecanismo de controle em si. Existem plataformas para hospedar o histórico do git: github, gitpocket. Ou seja, é possível usar o git mesmo sem uma plataforma, basta dar git init numa pasta.</text:span></text:p>
      <text:h text:style-name="Heading_20_2" text:outline-level="2">Branch</text:h>
      <text:p text:style-name="P6">Uma versão independente do código.</text:p>
      <text:p text:style-name="P6">Branch master: principal, nela está o código que vou dar deploy/ por no ar.</text:p>
      <text:p text:style-name="P6">Branch feature: independente da master.</text:p>
      <text:h text:style-name="Heading_20_2" text:outline-level="2">Merge</text:h>
      <text:p text:style-name="P6">Unir os branches.</text:p>
      <text:h text:style-name="Heading_20_2" text:outline-level="2">Autenticação</text:h>
      <text:p text:style-name="P6">Comprovar minha identidade por SSH ou HTTPS.</text:p>
      <text:p text:style-name="P6">SSH ou Secure Shell : é um protocolo de criptografia de rede que serve para transferir dados de forma segura mesmo em redes inseguras. Usando o protocolo SSH, você pode se conectar ao GitHub sem precisar digitar seu nome e chave de acesso pessoal a cada comando executado.</text:p>
      <text:p text:style-name="P6">HTTPS ou Hypertext Transfer Protocol Secure : é uma extensão do protocolo de internet HTTP ( você verá mais sobre esse protocolo no dia de conteúdo que trata sobre internet! ) que utiliza certificados digitais para autenticar os dados e permitir que eles sejam cripografados de forma segura.</text:p>
      <text:h text:style-name="Heading_20_1" text:outline-level="1">Iniciar o git</text:h>
      <text:list xml:id="list2336690308" text:style-name="L2">
        <text:list-item>
          <text:p text:style-name="P9"><text:span text:style-name="T2">Git init</text:span></text:p>
        </text:list-item>
        <text:list-item>
          <text:p text:style-name="P9"><text:span text:style-name="T2">git status</text:span></text:p>
        </text:list-item>
        <text:list-item>
          <text:p text:style-name="P8">git add</text:p>
        </text:list-item>
        <text:list-item>
          <text:p text:style-name="P8">git commit -m “Mensagem”</text:p>
        </text:list-item>
      </text:list>
      <text:p text:style-name="P7"># Adicionar todos os arquivos modificados</text:p>
      <text:p text:style-name="P7">git add .</text:p>
      <text:p text:style-name="P7"/>
      <text:p text:style-name="P7"># Ou você também pode adicionar arquivos específicos</text:p>
      <text:p text:style-name="P7">git add meu_arquivo.txt</text:p>
      <text:p text:style-name="P7"><text:soft-page-break/></text:p>
      <text:p text:style-name="P7"># Então você comita a alteração</text:p>
      <text:p text:style-name="P7"># Ao comitar você deve adicionar também uma mensagem que descreve o que aquela alteração faz</text:p>
      <text:p text:style-name="P7"/>
      <text:p text:style-name="P7">git commit -m "Mensagem sobre a alteração feita"</text:p>
      <text:p text:style-name="P7">***************</text:p>
      <text:h text:style-name="Heading_20_1" text:outline-level="1">Aula ao vivo</text:h>
      <text:p text:style-name="P10">O git cria uma pasta oculta dentro da pasta e faz ela se tornar inteligente. Quando damos um git init isso acontece. Pasta oculta: ls -a</text:p>
      <text:p text:style-name="P10">O git init cria a pasta → .git</text:p>
      <text:p text:style-name="P10">Para remover o git basta excluir o .git.</text:p>
      <text:p text:style-name="P10">Ants de fazer o git preciso configurar a máquina: git config -- global </text:p>
      <text:p text:style-name="P10">Assim entendo a configuração básica: git config – -global –list</text:p>
      <text:p text:style-name="P10">git status → saber em qual branch estou;</text:p>
      <text:p text:style-name="P10">Maior branch: master/main</text:p>
      <text:p text:style-name="P11">git status → me informa o que está acontecendo.</text:p>
      <text:p text:style-name="P11">Quero começar a rastrear o arquivo: git add nome ou .</text:p>
      <text:p text:style-name="P12">O add adiciona o material ao stage, isso significa que o git tem que olhar para esses arquivos, mas não mexe neles.</text:p>
      <text:p text:style-name="P11">Commit: ele coloca de fato as alterações na minha branch atual. Antes elas estavam em suspensão com o add. Comitar é craquear.</text:p>
      <text:p text:style-name="P11">Se eu esqueço o que fiz, digito: git status.</text:p>
      <text:p text:style-name="P11">Comitar: git commit -m “Mensagem”</text:p>
      <text:p text:style-name="P12">O arquivo só vai para o git hub quando digito o push. Antes disso ele está no meu computador, mas não está remoto.</text:p>
      <text:h text:style-name="Heading_20_3" text:outline-level="3">Regra</text:h>
      <text:p text:style-name="P12">Nunca faça commits direto na branch master.</text:p>
      <text:h text:style-name="Heading_20_2" text:outline-level="2">Branch nova</text:h>
      <text:p text:style-name="P12">Preciso estar na master e digitar: git checkout -b nome → crio e vou para ela;</text:p>
      <text:p text:style-name="P12">Ou: git branch nome → crio apenas, mas não entro nela.</text:p>
      <text:p text:style-name="P12">Para saber as branches que tenho: git branch ou git status</text:p>
      <text:p text:style-name="P12">Como vou para branch: git checkout nome</text:p>
      <text:h text:style-name="Heading_20_3" text:outline-level="3"><text:soft-page-break/>Quando modifico um arquivo</text:h>
      <text:p text:style-name="P12">Faço um git add (craquear).</text:p>
      <text:p text:style-name="P13">No git add a branch não é atualizada, isso só acontece no commit.</text:p>
      <text:p text:style-name="P13">Sem commitar eu posso perder os arquivos se eles forem excluídos.</text:p>
      <text:p text:style-name="P14">Retirar uma informação também é modificar da mesma forma.</text:p>
      <text:h text:style-name="Heading_20_2" text:outline-level="2">Histórico</text:h>
      <text:p text:style-name="P13">Git log</text:p>
      <text:h text:style-name="Heading_20_2" text:outline-level="2">Merge</text:h>
      <text:p text:style-name="P13">O git é um software/ app que consegue salvar tudo que tem na branch.</text:p>
      <text:p text:style-name="P13">Preciso escolher de onde vou mergear. De onde estou eu puxo o que está na outra branch → git merge nomeDeOndePuxo → faço isso estando pra onde quero atualizar.</text:p>
      <text:h text:style-name="Heading_20_1" text:outline-level="1">Repoitório remoto</text:h>
      <text:p text:style-name="Text_20_body">É <text:span text:style-name="T3">bom ter todo o git na nossa máquina e ter um clone num servidor na internet. Se minha máquina ficar ruim eu perco tudo, então tenho o git hub que salva na internet.</text:span></text:p>
      <text:p text:style-name="Text_20_body"/>
      <text:h text:style-name="P1" text:outline-level="1">Extra</text:h>
      <text:p text:style-name="Text_20_body">O Git vem com uma ferramenta chamada git config que permite ver e atribuir variáveis de configuração que controlam todos os aspectos de como o Git aparece e opera. Estas variáveis podem ser armazenadas em três lugares diferentes:</text:p>
      <text:p text:style-name="Text_20_body"/>
      <text:p text:style-name="Text_20_body">/etc/gitconfig: válido para todos os usuários no sistema e todos os seus repositórios. Se você passar a opção --system para git config, ele lê e escreve neste arquivo.</text:p>
      <text:p text:style-name="Text_20_body"/>
      <text:p text:style-name="Text_20_body">~/.gitconfig ou ~/.config/git/config: Somente para o seu usuário. Você pode fazer o Git ler e escrever neste arquivo passando a opção --global.</text:p>
      <text:p text:style-name="Text_20_body"/>
      <text:p text:style-name="Text_20_body">config no diretório Git (ou seja, .git/config) de qualquer repositório que você esteja usando: específico para este repositório.</text:p>
      <text:h text:style-name="Heading_20_2" text:outline-level="2">Primeiro comando após instalar o git</text:h>
      <text:p text:style-name="Text_20_body"><text:a xlink:type="simple" xlink:href="https://git-scm.com/book/pt-br/v2/Começando-Configuração-Inicial-do-Git" text:style-name="Internet_20_link" text:visited-style-name="Visited_20_Internet_20_Link">https://git-scm.com/book/pt-br/v2/Come%C3%A7ando-Configura%C3%A7%C3%A3o-Inicial-do-Git</text:a></text:p>
      <text:p text:style-name="P2"><text:span text:style-name="Source_20_Text"><text:span text:style-name="T4">$ git config --global user.name "Fulano de Tal"</text:span></text:span></text:p>
      <text:p text:style-name="P3"><text:span text:style-name="Source_20_Text"><text:span text:style-name="T4">$ git config --global user.email fulanodetal@exemplo.br</text:span></text:span></text:p>
      <text:p text:style-name="P15">Tudo sobre git: <text:a xlink:type="simple" xlink:href="https://www.devmedia.com.br/sistemas-de-controle-de-versao/24574" text:style-name="Internet_20_link" text:visited-style-name="Visited_20_Internet_20_Link">https://www.devmedia.com.br/sistemas-de-controle-de-versao/24574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4:24:51.166056257</meta:creation-date>
    <dc:date>2021-10-22T18:48:31.994887752</dc:date>
    <meta:editing-duration>PT30M50S</meta:editing-duration>
    <meta:editing-cycles>3</meta:editing-cycles>
    <meta:generator>LibreOffice/7.2.2.2$Linux_X86_64 LibreOffice_project/02b2acce88a210515b4a5bb2e46cbfb63fe97d56</meta:generator>
    <meta:document-statistic meta:table-count="0" meta:image-count="0" meta:object-count="0" meta:page-count="4" meta:paragraph-count="73" meta:word-count="768" meta:character-count="4423" meta:non-whitespace-character-count="3734"/>
  </office:meta>
</office:document-meta>
</file>